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1cd4ac" officeooo:paragraph-rsid="001cd4ac"/>
    </style:style>
    <style:style style:name="P2" style:family="paragraph" style:parent-style-name="Preformatted_20_Text">
      <style:text-properties style:font-name="Liberation Sans" fo:font-size="8pt" officeooo:rsid="001cd4ac" officeooo:paragraph-rsid="001cd4ac" style:font-size-asian="8pt" style:font-size-complex="8pt"/>
    </style:style>
    <style:style style:name="P3" style:family="paragraph" style:parent-style-name="Preformatted_20_Text">
      <style:text-properties style:font-name="Liberation Sans" officeooo:rsid="001cd4ac" officeooo:paragraph-rsid="001cd4ac"/>
    </style:style>
    <style:style style:name="P4" style:family="paragraph" style:parent-style-name="Preformatted_20_Text">
      <style:text-properties style:font-name="Liberation Sans" fo:font-size="9pt" officeooo:rsid="001cd4ac" officeooo:paragraph-rsid="001cd4ac" style:font-size-asian="9pt" style:font-size-complex="9pt"/>
    </style:style>
    <style:style style:name="P5" style:family="paragraph" style:parent-style-name="Preformatted_20_Text">
      <style:text-properties style:font-name="Liberation Sans" fo:font-size="9pt" officeooo:rsid="001cd4ac" officeooo:paragraph-rsid="001ddd0c" style:font-size-asian="9pt" style:font-size-complex="9pt"/>
    </style:style>
    <style:style style:name="P6" style:family="paragraph" style:parent-style-name="Text_20_body">
      <style:paragraph-properties fo:margin-top="0cm" fo:margin-bottom="0.101cm" loext:contextual-spacing="false"/>
      <style:text-properties officeooo:rsid="00254642" officeooo:paragraph-rsid="00254642"/>
    </style:style>
    <style:style style:name="P7" style:family="paragraph" style:parent-style-name="Heading_20_2">
      <style:text-properties style:font-name="Liberation Sans"/>
    </style:style>
    <style:style style:name="T1" style:family="text">
      <style:text-properties officeooo:rsid="001ddd0c"/>
    </style:style>
    <style:style style:name="T2" style:family="text">
      <style:text-properties officeooo:rsid="001fbe5a"/>
    </style:style>
    <style:style style:name="T3" style:family="text">
      <style:text-properties officeooo:rsid="002362b7"/>
    </style:style>
    <style:style style:name="T4" style:family="text">
      <style:text-properties officeooo:rsid="0023a56d"/>
    </style:style>
    <style:style style:name="T5" style:family="text">
      <style:text-properties style:font-name="Liberation Sans" fo:font-size="9pt" style:font-size-asian="9pt" style:font-size-complex="9pt"/>
    </style:style>
    <style:style style:name="T6" style:family="text">
      <style:text-properties style:font-name="Liberation Sans" fo:font-size="9pt" officeooo:rsid="00254642" style:font-size-asian="9pt" style:font-size-complex="9pt"/>
    </style:style>
    <style:style style:name="T7" style:family="text">
      <style:text-properties officeooo:rsid="002546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Jour 1 : Mardi 03 Janvier 2017</text:h>
      <text:p text:style-name="P6"><text:span text:style-name="T5">Decouverte du sujet.</text:span></text:p>
      <text:p text:style-name="P6"><text:span text:style-name="T5">Lecture de la documentation à propos du format ELF.</text:span></text:p>
      <text:p text:style-name="P6"><text:span text:style-name="T5">Creation du main (ouverture du fichier, includes...)</text:span></text:p>
      <text:p text:style-name="P6"><text:span text:style-name="T5">Creation de la fonction de lecture des headers (fonctionnelle)</text:span></text:p>
      <text:p text:style-name="P6"><text:span text:style-name="T5">Creation de la fonction de lecture de section (non fonctionnelle)</text:span></text:p>
      <text:h text:style-name="Heading_20_2" text:outline-level="2">Jour 2 : Mercredi 04 Janvier 2017</text:h>
      <text:p text:style-name="P6"><text:span text:style-name="T5">Debuggage de la fonction de lecture de section </text:span></text:p>
      <text:p text:style-name="P6"><text:span text:style-name="T5">Creation de la fonction de lecture de la table des symboles</text:span></text:p>
      <text:p text:style-name="P6"><text:span text:style-name="T5">Création de la fonction d'affichage du contenu d'une section, par son nom et numéro (fonctionnelle)</text:span></text:p>
      <text:p text:style-name="P6"><text:span text:style-name="T5">Ajout d'options au main</text:span></text:p>
      <text:h text:style-name="Heading_20_2" text:outline-level="2">Jour 3 : Jeudi 05 Janvier 2017</text:h>
      <text:p text:style-name="P6"><text:span text:style-name="T5">Modification sur la fonction de lecture de la table des symboles</text:span></text:p>
      <text:p text:style-name="P6"><text:span text:style-name="T5">Création de la fonction de lecture/affichage de la table des réimplatations</text:span></text:p>
      <text:p text:style-name="P6"><text:span text:style-name="T5">Début de la phase de fusion des headers</text:span></text:p>
      <text:h text:style-name="Heading_20_2" text:outline-level="2">Jour 4 : Vendredi 06 Janvier 2017 </text:h>
      <text:p text:style-name="P6"><text:span text:style-name="T5">Validation de la table des reimplémentations et de la table des symboles</text:span></text:p>
      <text:p text:style-name="P6"><text:span text:style-name="T5">Finition de la fusion des headers</text:span></text:p>
      <text:p text:style-name="P6"><text:span text:style-name="T5">Creation d'une structure globale de headers</text:span></text:p>
      <text:h text:style-name="Heading_20_2" text:outline-level="2">Jour 5 : Lundi 09 Janvier 2017</text:h>
      <text:p text:style-name="P6"><text:span text:style-name="T5">Audit de mi-projet</text:span></text:p>
      <text:p text:style-name="P6"><text:span text:style-name="T5">Début de l'étape Fusion, renumérotation et correction des symboles</text:span></text:p>
      <text:p text:style-name="P6"><text:span text:style-name="T5">Début de l'étape Fusion et correction des tables de réimplantations</text:span></text:p>
      <text:p text:style-name="P6"><text:span text:style-name="T5">Debuggage de la fusion des headers et divers ajouts</text:span></text:p>
      <text:p text:style-name="P6"><text:span text:style-name="T5">Création de main différent pour le reader et la fusion</text:span></text:p>
      <text:p text:style-name="P6"><text:span text:style-name="T5">Prise en charge des options par getopt_long</text:span></text:p>
      <text:h text:style-name="Heading_20_2" text:outline-level="2">Jour 6 : Mardi 10 Janvier 2017</text:h>
      <text:p text:style-name="P6"><text:span text:style-name="T5">Debuggage de la fusion des symboles</text:span></text:p>
      <text:p text:style-name="P6"><text:span text:style-name="T5">Modification de la fusion des tables de réimplantations</text:span></text:p>
      <text:p text:style-name="P6"><text:span text:style-name="T5">Affichage des symboles du fichier issu de la fusion</text:span></text:p>
      <text:p text:style-name="P6"><text:span text:style-name="T5">Création des fichiers à rendre</text:span></text:p>
      <text:p text:style-name="P6"><text:span text:style-name="T5">Nettoyage du code réalisé pour le reader</text:span></text:p>
      <text:h text:style-name="Heading_20_2" text:outline-level="2"><text:soft-page-break/>Jour 7 : Mercredi 11 Janvier 2017</text:h>
      <text:p text:style-name="P6"><text:span text:style-name="T5">Debuggage de la fusion des symboles (Voir Bogues)</text:span></text:p>
      <text:h text:style-name="Heading_20_2" text:outline-level="2">Jour <text:span text:style-name="T7">8</text:span> : <text:span text:style-name="T7">Jeudi</text:span> 1<text:span text:style-name="T7">2</text:span> Janvier 2017</text:h>
      <text:h text:style-name="Heading_20_2" text:outline-level="2">Jour <text:span text:style-name="T7">9</text:span> : <text:span text:style-name="T7">Vendredi</text:span> 1<text:span text:style-name="T7">3</text:span> Janvier 2017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Horizontal_20_Line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1cd4ac" officeooo:paragraph-rsid="001cd4ac"/>
    </style:style>
    <style:style style:name="MT1" style:family="text">
      <style:text-properties officeooo:rsid="0023a5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DRE Valentin<text:tab/><text:tab/></text:p>
        <text:p text:style-name="MP1">DEFOSSE Benjamin</text:p>
        <text:p text:style-name="MP1">DUQUENNOY Antoine<text:tab/><text:span text:style-name="MT1">JOURNAL</text:span><text:tab/>2016/2017</text:p>
        <text:p text:style-name="MP1">NOVEL Mathias</text:p>
        <text:p text:style-name="MP1">MARCO Flori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1:45:56.963130004</dc:date>
    <meta:editing-duration>PT59M34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2" meta:paragraph-count="41" meta:word-count="296" meta:character-count="1739" meta:non-whitespace-character-count="1480"/>
  </office:meta>
</office:document-meta>
</file>